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1D8328612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7.535cm" table:align="left" style:writing-mode="lr-tb"/>
    </style:style>
    <style:style style:name="Tableau2.A" style:family="table-column">
      <style:table-column-properties style:column-width="2.335cm"/>
    </style:style>
    <style:style style:name="Tableau2.B" style:family="table-column">
      <style:table-column-properties style:column-width="3.501cm"/>
    </style:style>
    <style:style style:name="Tableau2.C" style:family="table-column">
      <style:table-column-properties style:column-width="11.698cm"/>
    </style:style>
    <style:style style:name="Tableau2.1" style:family="table-row">
      <style:table-row-properties style:min-row-height="0.623cm" fo:keep-together="always"/>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2.2" style:family="table-row">
      <style:table-row-properties style:min-row-height="0.691cm" fo:keep-together="always"/>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54cm" fo:margin-left="0.026cm" fo:margin-right="0cm" table:align="margins" style:writing-mode="lr-tb"/>
    </style:style>
    <style:style style:name="Tableau1.A" style:family="table-column">
      <style:table-column-properties style:column-width="2.037cm" style:rel-column-width="7520*"/>
    </style:style>
    <style:style style:name="Tableau1.B" style:family="table-column">
      <style:table-column-properties style:column-width="15.716cm" style:rel-column-width="58015*"/>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table:align="left" style:writing-mode="lr-tb"/>
    </style:style>
    <style:style style:name="Table4.A" style:family="table-column">
      <style:table-column-properties style:column-width="2.415cm"/>
    </style:style>
    <style:style style:name="Table4.B" style:family="table-column">
      <style:table-column-properties style:column-width="15.339cm"/>
    </style:style>
    <style:style style:name="Table4.A1" style:family="table-cell">
      <style:table-cell-properties fo:padding-left="0.191cm" fo:padding-right="0.191cm" fo:padding-top="0cm" fo:padding-bottom="0cm" fo:border-left="0.5pt solid #000000" fo:border-right="none" fo:border-top="0.5pt solid #000000" fo:border-bottom="0.5pt solid #000000"/>
    </style:style>
    <style:style style:name="Table4.B1" style:family="table-cell">
      <style:table-cell-properties fo:padding-left="0.191cm" fo:padding-right="0.191cm" fo:padding-top="0cm" fo:padding-bottom="0cm" fo:border="0.5pt solid #000000"/>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margin-top="0cm" fo:margin-bottom="0cm" loext:contextual-spacing="false"/>
    </style:style>
    <style:style style:name="P3" style:family="paragraph" style:parent-style-name="Body">
      <style:text-properties fo:language="en" fo:country="GB"/>
    </style:style>
    <style:style style:name="P4" style:family="paragraph" style:parent-style-name="Body">
      <style:text-properties fo:font-style="normal" style:font-style-asian="normal" style:font-style-complex="normal"/>
    </style:style>
    <style:style style:name="P5" style:family="paragraph" style:parent-style-name="Abstract">
      <style:text-properties fo:font-size="16pt" fo:font-weight="bold" style:font-size-asian="16pt" style:font-weight-asian="bold"/>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fo:language="fr" fo:country="FR" style:font-name-asian="Arial"/>
    </style:style>
    <style:style style:name="P8" style:family="paragraph" style:parent-style-name="CellBody">
      <style:paragraph-properties style:snap-to-layout-grid="false"/>
      <style:text-properties style:font-name-asian="Arial"/>
    </style:style>
    <style:style style:name="P9" style:family="paragraph" style:parent-style-name="CellBody">
      <style:paragraph-properties fo:keep-with-next="always" style:snap-to-layout-grid="false"/>
    </style:style>
    <style:style style:name="P10" style:family="paragraph" style:parent-style-name="CellHeading">
      <style:paragraph-properties fo:text-align="center" style:justify-single-word="false" fo:keep-with-next="always" style:snap-to-layout-grid="false"/>
      <style:text-properties fo:language="fr" fo:country="FR"/>
    </style:style>
    <style:style style:name="P11" style:family="paragraph" style:parent-style-name="Standard">
      <style:text-properties fo:color="#ff0000" fo:font-style="italic" fo:font-weight="bold" style:font-style-asian="italic" style:font-weight-asian="bold"/>
    </style:style>
    <style:style style:name="P12"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language="fr" fo:country="FR"/>
    </style:style>
    <style:style style:name="P17" style:family="paragraph" style:parent-style-name="Heading_20_2">
      <style:text-properties fo:language="fr" fo:country="FR"/>
    </style:style>
    <style:style style:name="P18" style:family="paragraph" style:parent-style-name="Heading_20_2">
      <style:paragraph-properties fo:break-before="page"/>
    </style:style>
    <style:style style:name="P19" style:family="paragraph" style:parent-style-name="Heading_20_2">
      <style:paragraph-properties fo:margin-top="0cm" fo:margin-bottom="0cm" loext:contextual-spacing="false"/>
    </style:style>
    <style:style style:name="P20" style:family="paragraph" style:parent-style-name="Body" style:list-style-name="L10"/>
    <style:style style:name="P21" style:family="paragraph" style:parent-style-name="Body" style:list-style-name="L11"/>
    <style:style style:name="P22" style:family="paragraph" style:parent-style-name="Body" style:list-style-name="L12"/>
    <style:style style:name="P23" style:family="paragraph" style:parent-style-name="Body" style:list-style-name="L13"/>
    <style:style style:name="P24" style:family="paragraph" style:parent-style-name="Body" style:list-style-name="L14"/>
    <style:style style:name="P25" style:family="paragraph" style:parent-style-name="Body" style:list-style-name="L15"/>
    <style:style style:name="P26" style:family="paragraph" style:parent-style-name="Body" style:list-style-name="L16"/>
    <style:style style:name="P27" style:family="paragraph" style:parent-style-name="Body" style:list-style-name="L17"/>
    <style:style style:name="P28" style:family="paragraph" style:parent-style-name="Body" style:list-style-name="L17">
      <style:text-properties fo:font-style="italic" style:font-style-asian="italic" style:font-style-complex="italic"/>
    </style:style>
    <style:style style:name="P29" style:family="paragraph" style:parent-style-name="Body" style:list-style-name="L18"/>
    <style:style style:name="P30" style:family="paragraph" style:parent-style-name="Body" style:list-style-name="L18">
      <style:text-properties style:font-name="Helvetica2" fo:font-size="10pt" style:font-name-asian="Helvetica2" style:font-size-asian="10pt" style:font-name-complex="Helvetica2" style:font-size-complex="10pt"/>
    </style:style>
    <style:style style:name="P31" style:family="paragraph" style:parent-style-name="Body" style:list-style-name="WW8Num3"/>
    <style:style style:name="P32" style:family="paragraph" style:parent-style-name="Body" style:list-style-name="L10">
      <style:paragraph-properties fo:margin-top="0cm" fo:margin-bottom="0cm" loext:contextual-spacing="false"/>
    </style:style>
    <style:style style:name="P33" style:family="paragraph" style:parent-style-name="Body" style:list-style-name="L18">
      <style:paragraph-properties fo:margin-top="0cm" fo:margin-bottom="0cm" loext:contextual-spacing="false"/>
      <style:text-properties style:font-name="Helvetica2" fo:font-size="10pt" style:font-name-asian="Helvetica2" style:font-size-asian="10pt" style:font-name-complex="Helvetica2" style:font-size-complex="10pt"/>
    </style:style>
    <style:style style:name="P34" style:family="paragraph" style:parent-style-name="Body" style:list-style-name="L13">
      <style:paragraph-properties fo:margin-top="0.21cm" fo:margin-bottom="0cm" loext:contextual-spacing="false"/>
      <style:text-properties fo:font-style="italic" style:font-style-asian="italic" style:font-style-complex="italic"/>
    </style:style>
    <style:style style:name="P35" style:family="paragraph" style:parent-style-name="Body" style:list-style-name="L13">
      <style:paragraph-properties fo:margin-top="0.21cm" fo:margin-bottom="0cm" loext:contextual-spacing="false"/>
    </style:style>
    <style:style style:name="P36" style:family="paragraph" style:parent-style-name="Document_20_Title" style:master-page-name="First_20_Page">
      <style:paragraph-properties style:page-number="auto"/>
      <style:text-properties fo:font-size="10pt" fo:font-style="italic" style:font-size-asian="10pt" style:font-style-asian="italic"/>
    </style:style>
    <style:style style:name="P37" style:family="paragraph" style:parent-style-name="Definition_20_Term" style:list-style-name="WW8Num3"/>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3" style:family="text">
      <style:text-properties fo:color="#000000" fo:language="en" fo:country="US" style:language-complex="ar" style:country-complex="SA"/>
    </style:style>
    <style:style style:name="T4" style:family="text">
      <style:text-properties fo:font-style="italic" style:font-style-asian="italic" style:font-style-complex="italic"/>
    </style:style>
    <style:style style:name="T5" style:family="text">
      <style:text-properties fo:language="fr" fo:country="FR"/>
    </style:style>
    <style:style style:name="T6" style:family="text">
      <style:text-properties fo:language="fr" fo:country="FR" style:font-name-asian="Arial"/>
    </style:style>
    <style:style style:name="T7" style:family="text">
      <style:text-properties style:font-name="Helvetica2" fo:font-size="10pt" style:font-name-asian="Helvetica2" style:font-size-asian="10pt" style:font-name-complex="Helvetica2" style:font-size-complex="10pt"/>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fo:language="en" fo:country="US" style:font-name-asian="Arial"/>
    </style:style>
    <style:style style:name="T11" style:family="text">
      <style:text-properties officeooo:rsid="00151fbd"/>
    </style:style>
    <style:style style:name="T1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xx" style:country-asian="none" style:language-complex="zxx" style:country-complex="none"/>
    </style:style>
    <style:style style:name="T15" style:family="text">
      <style:text-properties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705175455104" text:id="ct140705175455104">
          <text:insertion>
            <office:change-info>
              <dc:creator>Unbekannter Autor</dc:creator>
              <dc:date>2015-08-26T0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17.78cm" svg:height="7.893cm" draw:z-index="0"><draw:image xlink:href="Pictures/1000020100000427000001D8328612BC.png" xlink:type="simple" xlink:show="embed" xlink:actuate="onLoad"/></draw:frame></text:p>
      <text:p text:style-name="Document_20_Title"><text:change-start text:change-id="ct140705175455104"/><text:span text:style-name="T11">RFP 176 - </text:span><text:change-end text:change-id="ct140705175455104"/><text:user-defined style:data-style-name="N0" text:name="RFP Title">OSGi Testcases - Malicious bundles framework</text:user-defined></text:p>
      <text:p text:style-name="Document_20_Title"><text:span text:style-name="T8">Draft<text:line-break/><text:line-break/></text:span><text:span text:style-name="T8"><text:page-count style:num-format="1">12</text:page-count></text:span><text:span text:style-name="T8"> Pages</text:span></text:p>
      <text:p text:style-name="P12"/>
      <text:p text:style-name="P5">Abstract</text:p>
      <text:p text:style-name="Abstract"><text:span text:style-name="T5">Present document is a proposal to extend existing OSGi test cases framework with a set of malicious bundles aimed at assessing robustness of OSGi platforms against known Java/OSGi security vulnerabilities</text:span>. The goal is also to provide a set of known OSGi vulnerabilities assessment specifications and <text:s/>a common security test framework to help OSGi partners implement platforms with a minimal level of acceptable robustness against commonly known OSGi cyber-security threats.</text:p>
      <text:h text:style-name="P16" text:outline-level="1" text:restart-numbering="true" text:start-value="-1"><text:bookmark-start text:name="__RefNumPara__2872_2014236808"/>Document Information<text:bookmark-end text:name="__RefNumPara__2872_2014236808"/></text:h>
      <text:h text:style-name="P1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Table of Contents<text:tab/>2</text:p>
          <text:p text:style-name="P14">0.2 Terminology and Document Conventions<text:tab/>3</text:p>
          <text:p text:style-name="P14">0.3 Revision History<text:tab/>3</text:p>
          <text:p text:style-name="P13">1 Introduction<text:tab/>4</text:p>
          <text:p text:style-name="P13">2 Application Domain<text:tab/>5</text:p>
          <text:p text:style-name="P14">2.1 Terminology + Abbreviations<text:tab/>5</text:p>
          <text:p text:style-name="P14">2.2 OSGi test cases &amp; Security<text:tab/>5</text:p>
          <text:p text:style-name="P14">2.3 OSGi framework considerations<text:tab/>5</text:p>
          <text:p text:style-name="P13">3 Problem Description<text:tab/>6</text:p>
          <text:p text:style-name="P13">4 Use Cases<text:tab/>6</text:p>
          <text:p text:style-name="P14">4.1 Malicious test cases targeting network communication<text:tab/>7</text:p>
          <text:p text:style-name="P14">4.2 Malicious test cases targeting OS<text:tab/>7</text:p>
          <text:p text:style-name="P14">4.3 Malicious test cases targeting OSGi framework<text:tab/>7</text:p>
          <text:p text:style-name="P14">4.4 Malicious test cases within bundles<text:tab/>8</text:p>
          <text:p text:style-name="P14">4.5 Potential future developments<text:tab/>8</text:p>
          <text:p text:style-name="P13">5 Requirements<text:tab/>10</text:p>
          <text:p text:style-name="P13">6 Document Support<text:tab/>11</text:p>
          <text:p text:style-name="P14">6.1 References<text:tab/>11</text:p>
          <text:p text:style-name="P14">6.2 Authors Address<text:tab/>12</text:p>
        </text:index-body>
      </text:table-of-content>
      <text:p text:style-name="Body"/>
      <text:p text:style-name="Body"/>
      <text:p text:style-name="Body"/>
      <text:p text:style-name="Body"/>
      <text:p text:style-name="Body"/>
      <text:p text:style-name="Body"/>
      <text:h text:style-name="P18"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9">Source code is shown in this typeface</text:span>.</text:p>
      <text:p text:style-name="Body"/>
      <text:h text:style-name="Heading_20_2" text:outline-level="2">Revision History</text:h>
      <text:p text:style-name="P3">The last named individual in this history is currently responsible for this document.</text:p>
      <text:p text:style-name="Body"/>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10">Revision</text:p>
            </table:table-cell>
            <table:table-cell table:style-name="Tableau2.A1" office:value-type="string">
              <text:p text:style-name="P10">Date</text:p>
            </table:table-cell>
            <table:table-cell table:style-name="Tableau2.C1" office:value-type="string">
              <text:p text:style-name="P10">Comments</text:p>
            </table:table-cell>
          </table:table-row>
        </table:table-header-rows>
        <table:table-row table:style-name="Tableau2.2">
          <table:table-cell table:style-name="Tableau2.A1" office:value-type="string">
            <text:p text:style-name="P6">Initial, Rev1.0</text:p>
          </table:table-cell>
          <table:table-cell table:style-name="Tableau2.A1" office:value-type="string">
            <text:p text:style-name="Body">07-24-2015</text:p>
          </table:table-cell>
          <table:table-cell table:style-name="Tableau2.C1" office:value-type="string">
            <text:p text:style-name="Body">RFP Creation</text:p>
            <text:p text:style-name="Body">Julien HELMER, Sogeti High-Tech, <text:a xlink:type="simple" xlink:href="mailto:julien.helmer@sogeti.com" text:style-name="Internet_20_link" text:visited-style-name="Visited_20_Internet_20_Link">julien.helmer@sogeti.com</text:a></text:p>
          </table:table-cell>
        </table:table-row>
        <table:table-row table:style-name="Tableau2.2">
          <table:table-cell table:style-name="Tableau2.A3" office:value-type="string">
            <text:p text:style-name="P6">Rev2.0</text:p>
          </table:table-cell>
          <table:table-cell table:style-name="Tableau2.A3" office:value-type="string">
            <text:p text:style-name="Body">07-28-2015</text:p>
          </table:table-cell>
          <table:table-cell table:style-name="Tableau2.C3" office:value-type="string">
            <text:p text:style-name="Body">Typo corrections, requirements clarification, added mention about known OSGi vulnerabilities list and malicious test cases specifications, mentioned a testsuite execution model.</text:p>
          </table:table-cell>
        </table:table-row>
        <table:table-row table:style-name="Tableau2.2">
          <table:table-cell table:style-name="Tableau2.A3" office:value-type="string">
            <text:p text:style-name="P6">Rev2.1</text:p>
          </table:table-cell>
          <table:table-cell table:style-name="Tableau2.A3" office:value-type="string">
            <text:p text:style-name="Body">07-28-2015</text:p>
          </table:table-cell>
          <table:table-cell table:style-name="Tableau2.C3" office:value-type="string">
            <text:p text:style-name="P2">Removed statements related to <text:span text:style-name="T1">commitments</text:span> on security recommendations</text:p>
          </table:table-cell>
        </table:table-row>
        <table:table-row table:style-name="Tableau2.2">
          <table:table-cell table:style-name="Tableau2.A3" office:value-type="string">
            <text:p text:style-name="P6">Rev3.0</text:p>
          </table:table-cell>
          <table:table-cell table:style-name="Tableau2.A3" office:value-type="string">
            <text:p text:style-name="Body">07-30-2015</text:p>
          </table:table-cell>
          <table:table-cell table:style-name="Tableau2.C3" office:value-type="string">
            <text:p text:style-name="P2">Reformatting to better fit in OSGi expected format for RFP.</text:p>
          </table:table-cell>
        </table:table-row>
      </table:table>
      <text:p text:style-name="Body"/>
      <text:h text:style-name="P15" text:outline-level="1">Introduction</text:h>
      <text:p text:style-name="Body"/>
      <text:p text:style-name="Body">A state-of-the-art list of known OSGi vulnerabilities and associated OSGi test framework were created in past Open the Box project (<text:bookmark-ref text:reference-format="number-no-superior" text:ref-name="__RefNumPara__949_1253342226">[3].</text:bookmark-ref>)<office:annotation><dc:creator>JULIEN HELMER</dc:creator><dc:date>2015-07-30T12:54:38</dc:date><text:p text:style-name="P38"><text:span text:style-name="T12">Websites references move at the end in References section</text:span></text:p></office:annotation> within SOGETI HIGH-TECH to assess robustness of several OSGi embedded platforms from various manufacturers. This framework is based on malicious bundles specifications and test suite that were developed specifically to assess robustness of OSGi platforms against commonly known OSGi vulnerabilities.. Detailed list and description of the malicious bundles developed until end of 2014 is presented in <text:bookmark-ref text:reference-format="number-no-superior" text:ref-name="__RefNumPara__1773_433682986">[4].</text:bookmark-ref></text:p>
      <text:p text:style-name="Body">The vulnerabilities covered were estimated from state-of-the-art studies, especially work published by INRIA in past years (<text:bookmark-ref text:reference-format="number-no-superior" text:ref-name="__RefNumPara__3229_968753634">[7].</text:bookmark-ref>, <text:bookmark-ref text:reference-format="number-no-superior" text:ref-name="__RefNumPara__3231_968753634">[8].</text:bookmark-ref>, <text:bookmark-ref text:reference-format="number-no-superior" text:ref-name="__RefNumPara__3233_968753634">[9].</text:bookmark-ref>, <text:bookmark-ref text:reference-format="number-no-superior" text:ref-name="__RefNumPara__3235_968753634">[10].</text:bookmark-ref>).<text:tab/><text:tab/><text:tab/><text:tab/></text:p>
      <text:p text:style-name="Body">The test framework also includes some basic scripts so as to execute every compiled malicious bundle test case as automatic and simple as possible on OSGi target platform..</text:p>
      <text:p text:style-name="Body">Following a discussion with Orange Labs, we decided to propose this RFP so as to share this security test framework with <text:span text:style-name="T1">OSGi</text:span> IoT expert group (IoT EG). The goal is to continue the development of this security test framework in collaboration with OSGi IoT EG, <text:s/>and build from this framework a tool that could help <text:span text:style-name="T1">OSGi</text:span> members build more robust platforms. The framework can be splitted as below:</text:p>
      <text:list xml:id="list9141316967621733539" text:style-name="L10">
        <text:list-item>
          <text:p text:style-name="P20">The state-of-the-art list of known OSGi vulnerabilities (currently up to Q4”2014, will be updated when need be)</text:p>
          <text:list>
            <text:list-item>
              <text:p text:style-name="P32">This document provides a view on known OSGi vulnerabilities and associated attack vectors. This can be used as guidelines by OSGi members when considering evaluation of <text:s/>overall platform robustness level <text:s/>against cyber-security threats.</text:p>
            </text:list-item>
          </text:list>
        </text:list-item>
        <text:list-item>
          <text:p text:style-name="P32">Malicious bundle <text:span text:style-name="T1">test case</text:span>s technical specifications</text:p>
          <text:list>
            <text:list-item>
              <text:p text:style-name="P32">This document can be used as guidelines by OSGi members when considering specific security test case(s) development for internal assessment of <text:span text:style-name="T1">their</text:span> OSGi platform implementation.</text:p>
            </text:list-item>
          </text:list>
        </text:list-item>
        <text:list-item>
          <text:p text:style-name="P20">Malicious bundles test suite</text:p>
          <text:list>
            <text:list-item>
              <text:p text:style-name="P32">This test suite can either be integrated within the standard OSGi test suite shared amoung all <text:span text:style-name="T1">OSGi</text:span> partners, or can be provided as a service from OSGi Alliance “test center” to the <text:span text:style-name="T1">OSGi</text:span> partners (possibly better model to cope with confidentiality concerns of OSGi partners, also allow limited audience for malicious bundle source code access and consequently reduce the risk of malicious test bundles dissemination)</text:p>
            </text:list-item>
          </text:list>
        </text:list-item>
      </text:list>
      <text:p text:style-name="Body"/>
      <text:h text:style-name="Heading_20_1" text:outline-level="1"><text:soft-page-break/>Application Domain</text:h>
      <text:p text:style-name="P2">This proposal is focused on OSGi <text:span text:style-name="T1">test case</text:span> framework.</text:p>
      <text:p text:style-name="Body"/>
      <text:h text:style-name="Heading_20_2" text:outline-level="2">Terminology + Abbreviations</text:h>
      <text:p text:style-name="P4">TC(s) = Test Case(s)</text:p>
      <text:p text:style-name="P4">RSA = Remote Service Admin</text:p>
      <text:p text:style-name="P4">JAAS = Java Authentication and Authorization Service</text:p>
      <text:p text:style-name="P4"/>
      <text:h text:style-name="P19" text:outline-level="2">OSGi <text:span text:style-name="T2">test case</text:span>s &amp; Security</text:h>
      <text:p text:style-name="P2">OSGi <text:span text:style-name="T1">test case</text:span>s are currently oriented on functional testing of OSGi framework API. Main goal of currently available OSGi tests cases is to ensure implementation will be inline with OSGi specification so that compatibility between framework/services will be guaranteed given a specific version of OSGi specification.</text:p>
      <text:p text:style-name="P2">Few OSGi <text:span text:style-name="T1">test case</text:span>s cover security considerations (ex: JMX framework secure TC, JNDI secure TC, RSA secure TC), following the approach of functional testing with security enabled (permission manager effective). Hence, “secure” <text:span text:style-name="T1">test case</text:span>s are not focusing on security vulnerabilities but aimed to ensure a service will still operate correctly under restricted permissions, or will handle permissions as expected by OSGi framework specification.</text:p>
      <text:p text:style-name="Body"><text:s/></text:p>
      <text:h text:style-name="Heading_20_2" text:outline-level="2">OSGi framework considerations</text:h>
      <text:p text:style-name="Body">According to OSGi framework documents available online for main framework (Felix, Equinox, Knopflerfish), security configuration (permissions definition) is mainly left to developer responsibility. In most cases, documents also clearly highlight the fact that developers will most of the time never have to consider security restriction as by default all permissions are given to any services once security is enabled. </text:p>
      <text:p text:style-name="Body">Implementing secure OSGi framework or bundles come more from developers specific needs rather than commonly shared best practices provided to developers community.</text:p>
      <text:p text:style-name="Body">In addition, some OSGi framework provider could consider security or hardening as an added value subject to specific commercial conditions (pricing, level of service). </text:p>
      <text:h text:style-name="Heading_20_1" text:outline-level="1"><text:soft-page-break/>Problem Description</text:h>
      <text:p text:style-name="P2">Current OSGi <text:span text:style-name="T1">test case</text:span>s do not provide any malicious security <text:span text:style-name="T1">test case</text:span> that is aimed at vulnerabilities assessment within OSGi framework/bundle implementations. By consequence, most developers <text:s/>have no practical mean to easily assess robustness level of their OSGi framework or bundles implementation, except a few of them who are already skilled in Java/OSGi security. This potentially means that many unsecured <text:span text:style-name="T1">OSGi</text:span> platforms will reach public market with a risk of security or privacy breaches being exposed.</text:p>
      <text:p text:style-name="P2">The goal of our proposal is to bring into <text:span text:style-name="T1">OSGi</text:span> community a framework <text:s/>that could help developers in getting a first estimate of their implementation robustness. As presented in the introduction, this framework is constituted of:</text:p>
      <text:list xml:id="list95811160019891" text:continue-numbering="true" text:style-name="L10">
        <text:list-item>
          <text:p text:style-name="P20">A state-of-the-art list of known OSGi vulnerabilities</text:p>
        </text:list-item>
        <text:list-item>
          <text:p text:style-name="P32">Malicious bundle <text:span text:style-name="T1">test case</text:span>s technical specifications</text:p>
        </text:list-item>
        <text:list-item>
          <text:p text:style-name="P20">Malicious bundles test suite</text:p>
        </text:list-item>
      </text:list>
      <text:p text:style-name="Body">Malicious bundles are aimed at implementing attacks exploiting commonly known OSGi vulnerabilities. When malicious bundle is executed on developer's target, results will allow to determine if the implemented platform is vulnerable or robust against each attacks. List of currently available malicious bundles will be described in next section.</text:p>
      <text:p text:style-name="P2">Because security is a major concern in IoT business, <text:span text:style-name="T1">OSGi</text:span> community has to build secure solutions based on a first level of commonly shared vulnerabilities assessment . Then of course, depending the expertise level of each OSGi solution provider, security level can be extended and promoted as a commercial differenciator. At least <text:s/>a minimum acceptable security level shall be a common requirement for any <text:span text:style-name="T1">OSGi</text:span> product, and proposed security framework can help reaching this common milestone among the <text:span text:style-name="T1">OSGi</text:span> partners.</text:p>
      <text:h text:style-name="Heading_20_1" text:outline-level="1">Use Cases</text:h>
      <text:p text:style-name="P2">Find here below the description of a set of security attacks. They are grouped by topics: </text:p>
      <text:list xml:id="list1086500628336895348" text:style-name="L11">
        <text:list-item>
          <text:p text:style-name="P21">Network communication</text:p>
        </text:list-item>
        <text:list-item>
          <text:p text:style-name="P21">OS</text:p>
        </text:list-item>
        <text:list-item>
          <text:p text:style-name="P21">OSGi core framework</text:p>
        </text:list-item>
        <text:list-item>
          <text:p text:style-name="P21">other topics</text:p>
        </text:list-item>
      </text:list>
      <text:p text:style-name="P2">Those <text:span text:style-name="T1">test case</text:span>s were developed as malicious bundles and tested under OSGi R4 specification, within:</text:p>
      <text:list xml:id="list5567133932487991151" text:style-name="L12">
        <text:list-item>
          <text:p text:style-name="P22">Felix 4.2.1</text:p>
        </text:list-item>
        <text:list-item>
          <text:p text:style-name="P22">Knopflerfish 5.3.3</text:p>
        </text:list-item>
      </text:list>
      <text:p text:style-name="Body"><text:soft-page-break/>Compiled using Java SE 1.5 or greater.</text:p>
      <text:p text:style-name="Body"/>
      <text:h text:style-name="P19" text:outline-level="2">Malicious <text:span text:style-name="T2">test case</text:span>s targeting network communication</text:h>
      <text:p text:style-name="Body">This type of attacks <text:s/>targets a malicious usage of the network interface on OSGi platform. The groups of malicious <text:span text:style-name="T1">test case</text:span>s covered in past Open the Box project <text:bookmark-ref text:reference-format="number-no-superior" text:ref-name="__RefNumPara__1773_433682986">[4].</text:bookmark-ref> are listed below:</text:p>
      <text:list xml:id="list9080183627323410512" text:style-name="L13">
        <text:list-item>
          <text:p text:style-name="P23">Network discovery, ports &amp; services identification</text:p>
        </text:list-item>
        <text:list-item>
          <text:p text:style-name="P23">Network resource exhaustion</text:p>
        </text:list-item>
        <text:list-item>
          <text:p text:style-name="P23">Pharming, network configuration manipulation (ex: DNS config)</text:p>
          <text:p text:style-name="P34">Pharming[p] is a cyber attack intended to redirect a website's traffic to another, fake site</text:p>
          <text:p text:style-name="P35"><text:span text:style-name="T4">Pharming definition on Wikipedia, link : </text:span><text:a xlink:type="simple" xlink:href="https://en.wikipedia.org/wiki/Pharming" text:style-name="Internet_20_link" text:visited-style-name="Visited_20_Internet_20_Link"><text:span text:style-name="T4">https://en.wikipedia.org/wiki/Pharming</text:span></text:a></text:p>
          <text:p text:style-name="P23"/>
        </text:list-item>
      </text:list>
      <text:h text:style-name="P19" text:outline-level="2">Malicious <text:span text:style-name="T2">test case</text:span>s targeting OS</text:h>
      <text:p text:style-name="Body">This type of security attacks targets a malicious interaction on JVM or Native Operating System </text:p>
      <text:p text:style-name="P2">The groups of malicious <text:span text:style-name="T1">test case</text:span>s that are implemented in past Open the Box project <text:bookmark-ref text:reference-format="number-no-superior" text:ref-name="__RefNumPara__1773_433682986">[4].</text:bookmark-ref> are listed below:</text:p>
      <text:list xml:id="list1538000015864241461" text:style-name="L14">
        <text:list-item>
          <text:p text:style-name="P24">Data leakage</text:p>
        </text:list-item>
        <text:list-item>
          <text:p text:style-name="P24">Log files recovery and sharing</text:p>
        </text:list-item>
        <text:list-item>
          <text:p text:style-name="P24">Password files access permission</text:p>
        </text:list-item>
        <text:list-item>
          <text:p text:style-name="P24">Filesystem discovery</text:p>
        </text:list-item>
        <text:list-item>
          <text:p text:style-name="P24">Execution flow manipulation</text:p>
        </text:list-item>
        <text:list-item>
          <text:p text:style-name="P24">Symbolic links manipulation</text:p>
        </text:list-item>
        <text:list-item>
          <text:p text:style-name="P24">System configuration files manipulation</text:p>
        </text:list-item>
      </text:list>
      <text:p text:style-name="Body"/>
      <text:h text:style-name="P19" text:outline-level="2">Malicious <text:span text:style-name="T2">test case</text:span>s targeting OSGi framework</text:h>
      <text:p text:style-name="Body">This type of security attacks targets a malicious interaction with OSGi core framework. The groups of malicious <text:span text:style-name="T1">test case</text:span>s that were implemented in past Open the Box project <text:bookmark-ref text:reference-format="number-no-superior" text:ref-name="__RefNumPara__1773_433682986">[4].</text:bookmark-ref> are listed below:</text:p>
      <text:list xml:id="list2651909229848397103" text:style-name="L15">
        <text:list-item>
          <text:p text:style-name="P25">Theft of data</text:p>
        </text:list-item>
        <text:list-item>
          <text:p text:style-name="P25">Theft of bundles</text:p>
        </text:list-item>
        <text:list-item>
          <text:p text:style-name="P25">Theft of framework</text:p>
        </text:list-item>
        <text:list-item>
          <text:p text:style-name="P25">Data injection (ex: Manifest.mf)</text:p>
        </text:list-item>
        <text:list-item>
          <text:p text:style-name="P25"><text:soft-page-break/>Denial-of-Service (ex: resource exhaustion, infinite loop, dead lock, nested service subscription)</text:p>
        </text:list-item>
        <text:list-item>
          <text:p text:style-name="P25">Bundles injection</text:p>
        </text:list-item>
      </text:list>
      <text:p text:style-name="Body"/>
      <text:h text:style-name="P19" text:outline-level="2">Malicious <text:span text:style-name="T2">test case</text:span>s within bundles</text:h>
      <text:p text:style-name="Body">This type of security attacks targets malicious operations possible from within an OSGi bundle.</text:p>
      <text:p text:style-name="P2">Currently covered malicious <text:span text:style-name="T1">test case</text:span>s groups for this use-case are listed below:</text:p>
      <text:list xml:id="list2725992999680579798" text:style-name="L16">
        <text:list-item>
          <text:p text:style-name="P26">Denial-of-service (infinite loop, resource overload, resource exhaustion, allocation, dead lock, race condition, bundle state manipulation, nested service/framework invocation)</text:p>
        </text:list-item>
        <text:list-item>
          <text:p text:style-name="P26">Access to protected package</text:p>
        </text:list-item>
        <text:list-item>
          <text:p text:style-name="P26">Malicious data forging/injection</text:p>
        </text:list-item>
        <text:list-item>
          <text:p text:style-name="P26">Load malicious fragment class</text:p>
        </text:list-item>
        <text:list-item>
          <text:p text:style-name="P26">Use of obsoleted / unsafe classes</text:p>
        </text:list-item>
        <text:list-item>
          <text:p text:style-name="P26">Temporary files extraction</text:p>
        </text:list-item>
        <text:list-item>
          <text:p text:style-name="P26">Compiled Java classes reverse-engineering</text:p>
        </text:list-item>
        <text:list-item>
          <text:p text:style-name="P26">JVM crashing</text:p>
          <text:p text:style-name="P26"/>
        </text:list-item>
      </text:list>
      <text:h text:style-name="Heading_20_2" text:outline-level="2">Potential future developments</text:h>
      <text:p text:style-name="P2">Find here below a list of interesting topics foreseen for OSGi malicious <text:span text:style-name="T1">test case</text:span>s developments:</text:p>
      <text:list xml:id="list4240225467835087099" text:style-name="L17">
        <text:list-item>
          <text:p text:style-name="P27">Bundles signature manipulation</text:p>
          <text:p text:style-name="P27"><text:span text:style-name="T4">Ensure digital signature can not be re-built without previous access or knowledge of original legitimate signing key (certificate chain-of-trust robustness). Test cases also need to assess that signature tampering effectively leads to bundle loading failure. To be mentioned here that INRIA Sfelix team already published in 2007 some considerations with regard to secure deployment of bundles including digital signature framework (</text:span><text:span text:style-name="T4"><text:bookmark-ref text:reference-format="number" text:ref-name="__RefNumPara__2805_2014236808">[6].</text:bookmark-ref></text:span><text:span text:style-name="T4">)</text:span></text:p>
        </text:list-item>
        <text:list-item>
          <text:p text:style-name="P27">Bundle code injection (Java ByteCode manipulation/injection)</text:p>
        </text:list-item>
        <text:list-item>
          <text:p text:style-name="P27">Authentication mechanisms robustness</text:p>
          <text:p text:style-name="P28">This topic has to be further studied, either in scope of OSGi service(s) providing user authentication features (ex: JAAS) or in case components based access control (CBAC) is used.</text:p>
        </text:list-item>
        <text:list-item>
          <text:p text:style-name="P27">Bundles fingerprinting</text:p>
          <text:p text:style-name="P28">Identify available bundles on a platform and associated versions, then to compare this current bundles list+version to commonly known vulnerable bundles list+version.</text:p>
        </text:list-item>
        <text:list-item>
          <text:p text:style-name="P27"><text:soft-page-break/>OSGi UPnP service: NAT manipulation</text:p>
          <text:p text:style-name="P28">Because UPnP specification states security is optional, security concerns related to manipulation of NAT rules through UPnP are rarely addressed in product implementation. In case of OSGi bundle, this could result in malicious bundles using UPnP to open backdoor on WAN gateways for external attackers to remotely access end-users LAN or machines.</text:p>
        </text:list-item>
        <text:list-item>
          <text:p text:style-name="P27">OSGi USB service: robustness against BadUSB-like attacks</text:p>
          <text:p text:style-name="P28">Ensure USB service/driver implements support only for expected type of USB devices (support for others shall be removed or disabled), also with minimum set of USB operations and permissions so to restrict USB usage to only few usecases supported by the platform.</text:p>
        </text:list-item>
      </text:list>
      <text:h text:style-name="P15" text:outline-level="1"><office:annotation><dc:creator>Sébastien Bolle</dc:creator><dc:date>2015-07-27T16:12:11</dc:date><text:p text:style-name="P38"><text:span text:style-name="T15">Do we keep a requirement on an automated test suite?</text:span></text:p><text:p text:style-name="P38"><text:span text:style-name="T15">Are there others “generic” requirement from other OSGi test suite we should comply to or refer to?</text:span></text:p></office:annotation>Requirements<office:annotation><dc:creator>JULIEN HELMER</dc:creator><dc:date>2015-07-28T09:39:48</dc:date><text:p text:style-name="P38"><text:span text:style-name="T13">Répondre à Sébastien Bolle (27/07/2015, 16:12): "..."</text:span></text:p><text:p><text:span text:style-name="T14">Ok to insert a requirement on the automation aspect (see SEC-MAL-TC-08). For dependency with other OSGi test suite requirements, I don't really know. I think the main point is to be able to integrate within existing test suite for every OSGi spec above R4 (refer to SEC-MAL-TC-01).</text:span></text:p></office:annotation></text:h>
      <text:list xml:id="list3409422309608894816" text:style-name="L18">
        <text:list-item>
          <text:p text:style-name="P29">REQ-00: Test framework MUST support <text:span text:style-name="T7">all existing OSGi execution environments since OSGi R4.</text:span></text:p>
        </text:list-item>
        <text:list-item>
          <text:p text:style-name="P33">REQ-01: Test framework MUST integrate in all existing OSGi <text:span text:style-name="T3">test case</text:span>s framework since OSGi R4.</text:p>
        </text:list-item>
        <text:list-item>
          <text:p text:style-name="P30">REQ-02: Test framework MUST be appliable on any OSGi framework (be it open-source or not).<office:annotation><dc:creator>JULIEN HELMER</dc:creator><dc:date>2015-07-28T09:44:15</dc:date><text:p text:style-name="P38"><text:span text:style-name="T13">Répondre à Sébastien Bolle (27/07/2015, 16:08): "..."</text:span></text:p><text:p><text:span text:style-name="T14">André mentionned open-source may be prefered compared to non open-source. He also mentionned Knopflerfish as good candidate.</text:span></text:p></office:annotation></text:p>
        </text:list-item>
        <text:list-item>
          <text:p text:style-name="P33">REQ-03: Every malicious bundle <text:span text:style-name="T3">test case</text:span> MUST provide description of the vulnerability tested.</text:p>
        </text:list-item>
        <text:list-item>
          <text:p text:style-name="P33">REQ-04: Every malicious bundle <text:span text:style-name="T3">test case</text:span> MUST provide clear vulnerability assessment result (PASS/FAIL). In case of FAIL, a longer description of the possible failure causes SHOULD be provided.<office:annotation><dc:creator>JULIEN HELMER</dc:creator><dc:date>2015-07-28T09:45:03</dc:date><text:p text:style-name="P38"><text:span text:style-name="T13">Répondre à Sébastien Bolle (27/07/2015, 16:10): "..."</text:span></text:p><text:p><text:span text:style-name="T14">Yes, totally feasible.</text:span></text:p></office:annotation></text:p>
        </text:list-item>
        <text:list-item>
          <text:p text:style-name="P29"><text:span text:style-name="T7">REQ-05: It MAY be required to develop vulnerability scoring system like CVSS to sort test results by severity (see </text:span><text:span text:style-name="T7"><text:bookmark-ref text:reference-format="number" text:ref-name="__RefNumPara__4038_433682986">[5].</text:bookmark-ref></text:span><text:span text:style-name="T7"> for more details)</text:span></text:p>
        </text:list-item>
        <text:list-item>
          <text:p text:style-name="P33">REQ-06: A tracking spread sheet for all malicious TC with associated status (TC Identifier, description, availability, maturity, severity of the vulnerability) MUST be maintained inside <text:span text:style-name="T3">OSGi</text:span> Alliance </text:p>
        </text:list-item>
        <text:list-item>
          <text:p text:style-name="P33">REQ-07: Along with malicious bundles, shell scripts aimed at automating malicious bundles execution on targeted platform SHOULD also be provided.</text:p>
        </text:list-item>
        <text:list-item>
          <text:p text:style-name="P30">REQ-08: List of supported Java/OSGi known vulnerabilities MUST be periodically updated on regular basis, so to keep align on state-of-the-art practices for this domain</text:p>
        </text:list-item>
      </text:list>
      <text:p text:style-name="Body"/>
      <text:h text:style-name="P15" text:outline-level="1">Document Support</text:h>
      <text:p text:style-name="Body"/>
      <text:p text:style-name="Body"/>
      <text:h text:style-name="Heading_20_2" text:outline-level="2">References</text:h>
      <text:list xml:id="list765704031967126969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31"><text:bookmark-start text:name="__RefNumPara__949_1253342226"/>Open the box project websites: <text:a xlink:type="simple" xlink:href="http://openthebox.org/" text:style-name="Internet_20_link" text:visited-style-name="Visited_20_Internet_20_Link">http://openthebox.org/</text:a>, <text:a xlink:type="simple" xlink:href="http://www.minalogic.org/TPL_CODE/TPL_PROJET/PAR_TPL_IDENTIFIANT/3272/99-embedded-electronics-nanoelectronics-technology.htm#.VbH2EGww-M8" text:style-name="Internet_20_link" text:visited-style-name="Visited_20_Internet_20_Link">Minalogic project description (link)</text:a><text:bookmark-end text:name="__RefNumPara__949_1253342226"/></text:p>
        </text:list-item>
        <text:list-item>
          <text:p text:style-name="P37"><text:bookmark-start text:name="__RefNumPara__1773_433682986"/>Open the Box deliverable SP4.3.5b - Exigences techniques Framework de Pentest, v0.31 (2014)<text:bookmark-end text:name="__RefNumPara__1773_433682986"/></text:p>
        </text:list-item>
        <text:list-item>
          <text:p text:style-name="P37"><text:bookmark-start text:name="__RefNumPara__4038_433682986"/>CVSS Specification : <text:a xlink:type="simple" xlink:href="https://www.first.org/cvss/specification-document" text:style-name="Internet_20_link" text:visited-style-name="Visited_20_Internet_20_Link">https://www.first.org/cvss/specification-document</text:a><text:bookmark-end text:name="__RefNumPara__4038_433682986"/></text:p>
        </text:list-item>
        <text:list-item>
          <text:p text:style-name="P37"><text:bookmark-start text:name="__RefNumPara__2805_2014236808"/>INRIA SecureFelix project: <text:a xlink:type="simple" xlink:href="http://sfelix.gforge.inria.fr/" text:style-name="Internet_20_link" text:visited-style-name="Visited_20_Internet_20_Link">http://sfelix.gforge.inria.fr</text:a> <text:bookmark-end text:name="__RefNumPara__2805_2014236808"/></text:p>
        </text:list-item>
        <text:list-item>
          <text:p text:style-name="P37"><text:bookmark-start text:name="__RefNumPara__3229_968753634"/>Parrend, P., Frénot, F. : Java Components Vulnerabilities - An Experimental Classification Targeted at the OSGi Platform. INRIA - Rapport de recherche n 6231 (June 2007)<text:bookmark-end text:name="__RefNumPara__3229_968753634"/></text:p>
        </text:list-item>
        <text:list-item>
          <text:p text:style-name="P37"><text:bookmark-start text:name="__RefNumPara__3231_968753634"/>Parrend, P., Frénot, F. : More Vulnerabilities in the Java/OSGi Platform : A Focus on Bundle Interactions. INRIA - Rapport de recherche n 6649 (September 2008)<text:bookmark-end text:name="__RefNumPara__3231_968753634"/></text:p>
        </text:list-item>
        <text:list-item>
          <text:p text:style-name="P37"><text:bookmark-start text:name="__RefNumPara__3233_968753634"/>Parrend, P., Frénot, F. : Security benchmarks of OSGi plateform : toward Hardened OSGi. JohnWilay &amp; Sons, Inc. (April 2009)<text:bookmark-end text:name="__RefNumPara__3233_968753634"/></text:p>
        </text:list-item>
        <text:list-item>
          <text:p text:style-name="P37"><text:bookmark-start text:name="__RefNumPara__3235_968753634"/>Goichon, F., Salagnac, G., Frénot, S. : Exploiting Java Code Interactions. INRIA - Rapport de recherche n 0419 (December 2011)<text:bookmark-end text:name="__RefNumPara__3235_968753634"/></text:p>
        </text:list-item>
      </text:list>
      <text:p text:style-name="P11"/>
      <text:p text:style-name="Body"/>
      <text:h text:style-name="P18" text:outline-level="2">Authors Address</text:h>
      <text:p text:style-name="Body"/>
      <table:table table:name="Tableau1" table:style-name="Tableau1">
        <table:table-column table:style-name="Tableau1.A"/>
        <table:table-column table:style-name="Tableau1.B"/>
        <table:table-row table:style-name="Tableau1.1">
          <table:table-cell table:style-name="Tableau1.A1" office:value-type="string">
            <text:p text:style-name="P9">Name</text:p>
          </table:table-cell>
          <table:table-cell table:style-name="Tableau1.B1" office:value-type="string">
            <text:p text:style-name="P9">HELMER Julien</text:p>
          </table:table-cell>
        </table:table-row>
        <table:table-row table:style-name="Tableau1.1">
          <table:table-cell table:style-name="Tableau1.A1" office:value-type="string">
            <text:p text:style-name="P9">Company</text:p>
          </table:table-cell>
          <table:table-cell table:style-name="Tableau1.B1" office:value-type="string">
            <text:p text:style-name="P9">SOGETI HIGH-TECH</text:p>
          </table:table-cell>
        </table:table-row>
        <table:table-row table:style-name="Tableau1.1">
          <table:table-cell table:style-name="Tableau1.A1" office:value-type="string">
            <text:p text:style-name="P9">Address</text:p>
          </table:table-cell>
          <table:table-cell table:style-name="Tableau1.B1" office:value-type="string">
            <text:p text:style-name="P9">95 CHEMIN DE L'ETOILE – 38330 MONTBONNOT-SAINT-MARTIN – FRANCE </text:p>
          </table:table-cell>
        </table:table-row>
        <table:table-row table:style-name="Tableau1.1">
          <table:table-cell table:style-name="Tableau1.A1" office:value-type="string">
            <text:p text:style-name="P9">Voice</text:p>
          </table:table-cell>
          <table:table-cell table:style-name="Tableau1.B1" office:value-type="string">
            <text:p text:style-name="P9">-</text:p>
          </table:table-cell>
        </table:table-row>
        <table:table-row table:style-name="Tableau1.1">
          <table:table-cell table:style-name="Tableau1.A1" office:value-type="string">
            <text:p text:style-name="P6">e-mail</text:p>
          </table:table-cell>
          <table:table-cell table:style-name="Tableau1.B1" office:value-type="string">
            <text:p text:style-name="P6"><text:a xlink:type="simple" xlink:href="mailto:julien.helmer@sogeti.com" text:style-name="Internet_20_link" text:visited-style-name="Visited_20_Internet_20_Link">julien.helmer@sogeti.com</text:a> </text:p>
          </table:table-cell>
        </table:table-row>
      </table:table>
      <text:p text:style-name="Body"/>
      <table:table table:name="Table4" table:style-name="Table4">
        <table:table-column table:style-name="Table4.A"/>
        <table:table-column table:style-name="Table4.B"/>
        <table:table-row>
          <table:table-cell table:style-name="Table4.A1" office:value-type="string">
            <text:p text:style-name="P9">Name</text:p>
          </table:table-cell>
          <table:table-cell table:style-name="Table4.B1" office:value-type="string">
            <text:p text:style-name="P6"><text:span text:style-name="Default_20_Paragraph_20_Font"><text:span text:style-name="T10">BOTTARO Andr</text:span></text:span><text:span text:style-name="Default_20_Paragraph_20_Font"><text:span text:style-name="T6">é</text:span></text:span></text:p>
          </table:table-cell>
        </table:table-row>
        <table:table-row>
          <table:table-cell table:style-name="Table4.A1" office:value-type="string">
            <text:p text:style-name="P9">Company</text:p>
          </table:table-cell>
          <table:table-cell table:style-name="Table4.B1" office:value-type="string">
            <text:p text:style-name="P6"><text:span text:style-name="Default_20_Paragraph_20_Font"><text:span text:style-name="T10">Orange</text:span></text:span></text:p>
          </table:table-cell>
        </table:table-row>
        <table:table-row>
          <table:table-cell table:style-name="Table4.A1" office:value-type="string">
            <text:p text:style-name="P9">Address</text:p>
          </table:table-cell>
          <table:table-cell table:style-name="Table4.B1" office:value-type="string">
            <text:p text:style-name="P7">28 Chemin du Vieux Chêne, 38243 Meylan, France</text:p>
          </table:table-cell>
        </table:table-row>
        <table:table-row>
          <table:table-cell table:style-name="Table4.A1" office:value-type="string">
            <text:p text:style-name="P9">Voice</text:p>
          </table:table-cell>
          <table:table-cell table:style-name="Table4.B1" office:value-type="string">
            <text:p text:style-name="P6"><text:span text:style-name="Default_20_Paragraph_20_Font"><text:span text:style-name="T10">+33 4 76 76 41 03</text:span></text:span></text:p>
          </table:table-cell>
        </table:table-row>
        <table:table-row>
          <table:table-cell table:style-name="Table4.A1" office:value-type="string">
            <text:p text:style-name="P6">e-mail</text:p>
          </table:table-cell>
          <table:table-cell table:style-name="Table4.B1" office:value-type="string">
            <text:p text:style-name="P8"><text:a xlink:type="simple" xlink:href="mailto:andre.bottaro@orange.com" text:style-name="Internet_20_link" text:visited-style-name="Visited_20_Internet_20_Link">andre.bottaro@orange.com</text:a> </text:p>
          </table:table-cell>
        </table:table-row>
      </table:table>
      <text:p text:style-name="Standard"/>
      <text:p text:style-name="Body"/>
      <text:p text:style-name="Body"/>
      <text:p text:style-name="Document_20_Title">End of Document</text:p>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style: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151fb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tracked-changes>
          <text:changed-region xml:id="ct140705179244832" text:id="ct140705179244832">
            <text:insertion>
              <office:change-info>
                <dc:creator>Unbekannter Autor</dc:creator>
                <dc:date>2015-08-26T09:57:00</dc:date>
              </office:change-info>
            </text:insertion>
          </text:changed-region>
          <text:changed-region xml:id="ct140705183139296" text:id="ct140705183139296">
            <text:deletion>
              <office:change-info>
                <dc:creator>Unbekannter Autor</dc:creator>
                <dc:date>2015-08-26T09:57:00</dc:date>
              </office:change-info>
              <text:p text:style-name="Header"><text:span text:style-name="MT1"><text:user-defined style:data-style-name="N0" text:name="RFP Title">OSGi Testcases - Malicious bundles framework</text:user-defined></text:span></text:p>
            </text:deletion>
          </text:changed-region>
        </text:tracked-changes>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change-start text:change-id="ct140705179244832"/><text:span text:style-name="MT1">RFP 176- </text:span><text:change-end text:change-id="ct140705179244832"/><text:change text:change-id="ct140705183139296"/><text:tab/>Page <text:page-number text:select-page="current">12</text:page-number> of <text:page-count style:num-format="1">12</text:page-count></text:p>
        <text:p text:style-name="Header"/>
        <text:p text:style-name="Header"><text:tab/>Draft<text:tab/><text:modification-date style:data-style-name="N76">August 26, 2015</text:modification-date></text:p>
      </style:header>
      <style:footer>
        <text:p text:style-name="Footer">Copyright © <text:user-defined style:data-style-name="N0" text:name="Company">Sogeti High-Tech</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Sogeti High-Tech</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MacOSX_X86_64 LibreOffice_project/a22f674fd25a3b6f45bdebf25400ed2adff0ff99</meta:generator>
    <meta:creation-date>2015-07-22T18:23:50.69</meta:creation-date>
    <meta:editing-cycles>217</meta:editing-cycles>
    <meta:editing-duration>P2DT2H41M</meta:editing-duration>
    <meta:initial-creator>JULIEN HELMER</meta:initial-creator>
    <dc:date>2015-08-26T09:57:43.744896000</dc:date>
    <meta:document-statistic meta:table-count="3" meta:image-count="2" meta:object-count="0" meta:page-count="12" meta:paragraph-count="191" meta:word-count="2263" meta:character-count="15009" meta:non-whitespace-character-count="12998"/>
    <meta:user-defined meta:name="Company">Sogeti High-Tech</meta:user-defined>
    <meta:user-defined meta:name="Info 3"/>
    <meta:user-defined meta:name="Info 4"/>
    <meta:user-defined meta:name="RFP Title">OSGi Testcases - Malicious bundles framework</meta:user-defined>
  </office:meta>
</office:document-meta>
</file>